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7cm" svg:height="9.004cm" svg:x="1.074cm" svg:y="5.95cm">
            <draw:object draw:notify-on-update-of-ranges="Hoja1.A2:Hoja1.A10 Hoja1.B1:Hoja1.B1 Hoja1.B2:Hoja1.B10 Hoja1.E1:Hoja1.E1 Hoja1.E2:Hoja1.E10 Hoja1.H1:Hoja1.H1 Hoja1.H2:Hoja1.H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8.2cm" svg:y="6.056cm">
            <draw:object draw:notify-on-update-of-ranges="Hoja1.A2:Hoja1.A10 Hoja1.C1:Hoja1.C1 Hoja1.C2:Hoja1.C10 Hoja1.F1:Hoja1.F1 Hoja1.F2:Hoja1.F10 Hoja1.I1:Hoja1.I1 Hoja1.I2:Hoja1.I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5cm" svg:x="9.059cm" svg:y="16.283cm">
            <draw:object draw:notify-on-update-of-ranges="Hoja1.A2:Hoja1.A10 Hoja1.D1:Hoja1.D1 Hoja1.D2:Hoja1.D10 Hoja1.G1:Hoja1.G1 Hoja1.G2:Hoja1.G10 Hoja1.J1:Hoja1.J1 Hoja1.J2:Hoja1.J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magen</text:p>
          </table:table-cell>
          <table:table-cell table:number-columns-repeated="3" office:value-type="string" calcext:value-type="string">
            <text:p>Vecinos</text:p>
          </table:table-cell>
          <table:table-cell table:number-columns-repeated="3" office:value-type="string" calcext:value-type="string">
            <text:p>Bilineal</text:p>
          </table:table-cell>
          <table:table-cell table:number-columns-repeated="3" office:value-type="string" calcext:value-type="string">
            <text:p>Spli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72.243" calcext:value-type="float">
            <text:p>672,243</text:p>
          </table:table-cell>
          <table:table-cell table:style-name="ce2" office:value-type="float" office:value="19.8555" calcext:value-type="float">
            <text:p>19,85550</text:p>
          </table:table-cell>
          <table:table-cell table:style-name="ce2" office:value-type="float" office:value="4.124" calcext:value-type="float">
            <text:p>4,12400</text:p>
          </table:table-cell>
          <table:table-cell office:value-type="float" office:value="469.34" calcext:value-type="float">
            <text:p>469,34</text:p>
          </table:table-cell>
          <table:table-cell office:value-type="float" office:value="21.4159" calcext:value-type="float">
            <text:p>21,4159</text:p>
          </table:table-cell>
          <table:table-cell office:value-type="float" office:value="9.497" calcext:value-type="float">
            <text:p>9,497</text:p>
          </table:table-cell>
          <table:table-cell office:value-type="float" office:value="476.47" calcext:value-type="float">
            <text:p>476,47</text:p>
          </table:table-cell>
          <table:table-cell office:value-type="float" office:value="21.3504" calcext:value-type="float">
            <text:p>21,3504</text:p>
          </table:table-cell>
          <table:table-cell office:value-type="float" office:value="19.892" calcext:value-type="float">
            <text:p>19,8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209.74" calcext:value-type="float">
            <text:p>1209,740</text:p>
          </table:table-cell>
          <table:table-cell table:style-name="ce2" office:value-type="float" office:value="17.3039" calcext:value-type="float">
            <text:p>17,30390</text:p>
          </table:table-cell>
          <table:table-cell table:style-name="ce2" office:value-type="float" office:value="4.141" calcext:value-type="float">
            <text:p>4,14100</text:p>
          </table:table-cell>
          <table:table-cell office:value-type="float" office:value="721.152" calcext:value-type="float">
            <text:p>721,152</text:p>
          </table:table-cell>
          <table:table-cell office:value-type="float" office:value="19.5505" calcext:value-type="float">
            <text:p>19,5505</text:p>
          </table:table-cell>
          <table:table-cell office:value-type="float" office:value="9.518" calcext:value-type="float">
            <text:p>9,518</text:p>
          </table:table-cell>
          <table:table-cell office:value-type="float" office:value="709.03" calcext:value-type="float">
            <text:p>709,03</text:p>
          </table:table-cell>
          <table:table-cell office:value-type="float" office:value="19.6242" calcext:value-type="float">
            <text:p>19,6242</text:p>
          </table:table-cell>
          <table:table-cell office:value-type="float" office:value="19.752" calcext:value-type="float">
            <text:p>19,7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855.282" calcext:value-type="float">
            <text:p>855,282</text:p>
          </table:table-cell>
          <table:table-cell table:style-name="ce2" office:value-type="float" office:value="18.8097" calcext:value-type="float">
            <text:p>18,80970</text:p>
          </table:table-cell>
          <table:table-cell table:style-name="ce2" office:value-type="float" office:value="4.142" calcext:value-type="float">
            <text:p>4,14200</text:p>
          </table:table-cell>
          <table:table-cell office:value-type="float" office:value="576.388" calcext:value-type="float">
            <text:p>576,388</text:p>
          </table:table-cell>
          <table:table-cell office:value-type="float" office:value="20.5237" calcext:value-type="float">
            <text:p>20,5237</text:p>
          </table:table-cell>
          <table:table-cell office:value-type="float" office:value="9.563" calcext:value-type="float">
            <text:p>9,563</text:p>
          </table:table-cell>
          <table:table-cell office:value-type="float" office:value="589.715" calcext:value-type="float">
            <text:p>589,715</text:p>
          </table:table-cell>
          <table:table-cell office:value-type="float" office:value="20.4244" calcext:value-type="float">
            <text:p>20,4244</text:p>
          </table:table-cell>
          <table:table-cell office:value-type="float" office:value="20.055" calcext:value-type="float">
            <text:p>20,0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52.9" calcext:value-type="float">
            <text:p>252,900</text:p>
          </table:table-cell>
          <table:table-cell table:style-name="ce2" office:value-type="float" office:value="24.1013" calcext:value-type="float">
            <text:p>24,10130</text:p>
          </table:table-cell>
          <table:table-cell table:style-name="ce2" office:value-type="float" office:value="4.116" calcext:value-type="float">
            <text:p>4,11600</text:p>
          </table:table-cell>
          <table:table-cell office:value-type="float" office:value="149.151" calcext:value-type="float">
            <text:p>149,151</text:p>
          </table:table-cell>
          <table:table-cell office:value-type="float" office:value="26.3946" calcext:value-type="float">
            <text:p>26,3946</text:p>
          </table:table-cell>
          <table:table-cell office:value-type="float" office:value="9.518" calcext:value-type="float">
            <text:p>9,518</text:p>
          </table:table-cell>
          <table:table-cell office:value-type="float" office:value="152.073" calcext:value-type="float">
            <text:p>152,073</text:p>
          </table:table-cell>
          <table:table-cell office:value-type="float" office:value="26.3103" calcext:value-type="float">
            <text:p>26,3103</text:p>
          </table:table-cell>
          <table:table-cell office:value-type="float" office:value="20.163" calcext:value-type="float">
            <text:p>20,1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227.5" calcext:value-type="float">
            <text:p>227,500</text:p>
          </table:table-cell>
          <table:table-cell table:style-name="ce2" office:value-type="float" office:value="24.561" calcext:value-type="float">
            <text:p>24,56100</text:p>
          </table:table-cell>
          <table:table-cell table:style-name="ce2" office:value-type="float" office:value="4.13" calcext:value-type="float">
            <text:p>4,13000</text:p>
          </table:table-cell>
          <table:table-cell office:value-type="float" office:value="87.3417" calcext:value-type="float">
            <text:p>87,3417</text:p>
          </table:table-cell>
          <table:table-cell office:value-type="float" office:value="28.7186" calcext:value-type="float">
            <text:p>28,7186</text:p>
          </table:table-cell>
          <table:table-cell office:value-type="float" office:value="9.358" calcext:value-type="float">
            <text:p>9,358</text:p>
          </table:table-cell>
          <table:table-cell office:value-type="float" office:value="87.0379" calcext:value-type="float">
            <text:p>87,0379</text:p>
          </table:table-cell>
          <table:table-cell office:value-type="float" office:value="28.7337" calcext:value-type="float">
            <text:p>28,7337</text:p>
          </table:table-cell>
          <table:table-cell office:value-type="float" office:value="19.711" calcext:value-type="float">
            <text:p>19,7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206.624" calcext:value-type="float">
            <text:p>206,624</text:p>
          </table:table-cell>
          <table:table-cell table:style-name="ce2" office:value-type="float" office:value="24.979" calcext:value-type="float">
            <text:p>24,97900</text:p>
          </table:table-cell>
          <table:table-cell table:style-name="ce2" office:value-type="float" office:value="4.128" calcext:value-type="float">
            <text:p>4,12800</text:p>
          </table:table-cell>
          <table:table-cell office:value-type="float" office:value="120.1" calcext:value-type="float">
            <text:p>120,1</text:p>
          </table:table-cell>
          <table:table-cell office:value-type="float" office:value="27.3354" calcext:value-type="float">
            <text:p>27,3354</text:p>
          </table:table-cell>
          <table:table-cell office:value-type="float" office:value="9.474" calcext:value-type="float">
            <text:p>9,474</text:p>
          </table:table-cell>
          <table:table-cell office:value-type="float" office:value="120.291" calcext:value-type="float">
            <text:p>120,291</text:p>
          </table:table-cell>
          <table:table-cell office:value-type="float" office:value="27.3285" calcext:value-type="float">
            <text:p>27,3285</text:p>
          </table:table-cell>
          <table:table-cell office:value-type="float" office:value="19.695" calcext:value-type="float">
            <text:p>19,6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47.914" calcext:value-type="float">
            <text:p>247,914</text:p>
          </table:table-cell>
          <table:table-cell table:style-name="ce2" office:value-type="float" office:value="24.1878" calcext:value-type="float">
            <text:p>24,18780</text:p>
          </table:table-cell>
          <table:table-cell table:style-name="ce2" office:value-type="float" office:value="4.128" calcext:value-type="float">
            <text:p>4,12800</text:p>
          </table:table-cell>
          <table:table-cell office:value-type="float" office:value="135.518" calcext:value-type="float">
            <text:p>135,518</text:p>
          </table:table-cell>
          <table:table-cell office:value-type="float" office:value="26.8108" calcext:value-type="float">
            <text:p>26,8108</text:p>
          </table:table-cell>
          <table:table-cell office:value-type="float" office:value="9.507" calcext:value-type="float">
            <text:p>9,507</text:p>
          </table:table-cell>
          <table:table-cell office:value-type="float" office:value="136.549" calcext:value-type="float">
            <text:p>136,549</text:p>
          </table:table-cell>
          <table:table-cell office:value-type="float" office:value="26.7779" calcext:value-type="float">
            <text:p>26,7779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446.246" calcext:value-type="float">
            <text:p>446,246</text:p>
          </table:table-cell>
          <table:table-cell table:style-name="ce2" office:value-type="float" office:value="21.6351" calcext:value-type="float">
            <text:p>21,63510</text:p>
          </table:table-cell>
          <table:table-cell table:style-name="ce2" office:value-type="float" office:value="4.203" calcext:value-type="float">
            <text:p>4,20300</text:p>
          </table:table-cell>
          <table:table-cell office:value-type="float" office:value="274.114" calcext:value-type="float">
            <text:p>274,114</text:p>
          </table:table-cell>
          <table:table-cell office:value-type="float" office:value="23.7515" calcext:value-type="float">
            <text:p>23,7515</text:p>
          </table:table-cell>
          <table:table-cell office:value-type="float" office:value="9.494" calcext:value-type="float">
            <text:p>9,494</text:p>
          </table:table-cell>
          <table:table-cell office:value-type="float" office:value="279.278" calcext:value-type="float">
            <text:p>279,278</text:p>
          </table:table-cell>
          <table:table-cell office:value-type="float" office:value="23.6704" calcext:value-type="float">
            <text:p>23,6704</text:p>
          </table:table-cell>
          <table:table-cell office:value-type="float" office:value="20.141" calcext:value-type="float">
            <text:p>20,1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436.126" calcext:value-type="float">
            <text:p>436,126</text:p>
          </table:table-cell>
          <table:table-cell table:style-name="ce2" office:value-type="float" office:value="21.7347" calcext:value-type="float">
            <text:p>21,73470</text:p>
          </table:table-cell>
          <table:table-cell table:style-name="ce2" office:value-type="float" office:value="4.212" calcext:value-type="float">
            <text:p>4,21200</text:p>
          </table:table-cell>
          <table:table-cell office:value-type="float" office:value="262.842" calcext:value-type="float">
            <text:p>262,842</text:p>
          </table:table-cell>
          <table:table-cell office:value-type="float" office:value="23.9339" calcext:value-type="float">
            <text:p>23,9339</text:p>
          </table:table-cell>
          <table:table-cell office:value-type="float" office:value="9.545" calcext:value-type="float">
            <text:p>9,545</text:p>
          </table:table-cell>
          <table:table-cell office:value-type="float" office:value="267.959" calcext:value-type="float">
            <text:p>267,959</text:p>
          </table:table-cell>
          <table:table-cell office:value-type="float" office:value="23.8501" calcext:value-type="float">
            <text:p>23,8501</text:p>
          </table:table-cell>
          <table:table-cell office:value-type="float" office:value="19.857" calcext:value-type="float">
            <text:p>19,85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CM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</text:p>
          </table:table-cell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0" number:min-integer-digits="4" number:grouping="true"/>
    </number:number-style>
    <number:number-style style:name="N109">
      <number:number number: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0000-00-00T00:00:01.8748034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ton </meta:initial-creator>
    <meta:creation-date>2015-06-20T11:40:19.012236337</meta:creation-date>
    <dc:date>2015-06-20T13:58:19.963019207</dc:date>
    <dc:creator>Gaston </dc:creator>
    <meta:editing-duration>P0D</meta:editing-duration>
    <meta:editing-cycles>3</meta:editing-cycles>
    <meta:generator>LibreOffice/4.1.3.2$Linux_X86_64 LibreOffice_project/410m0$Build-2</meta:generator>
    <meta:document-statistic meta:table-count="1" meta:cell-count="10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7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7.426cm" svg:y="0.316cm" chart:style-name="ch2">
          <text:p>ECM</text:p>
        </chart:title>
        <chart:subtitle svg:x="7.466cm" svg:y="1.275cm" chart:style-name="ch3">
          <text:p>K = 6</text:p>
        </chart:subtitle>
        <chart:legend chart:legend-position="end" svg:x="14.026cm" svg:y="3.705cm" style:legend-expansion="high" chart:style-name="ch4"/>
        <chart:plot-area chart:style-name="ch5" table:cell-range-address="Hoja1.A2:Hoja1.B10 Hoja1.B1:Hoja1.B1 Hoja1.E1:Hoja1.E10 Hoja1.H1:Hoja1.H10" chart:data-source-has-labels="both" svg:x="0.769cm" svg:y="2.318cm" svg:width="12.619cm" svg:height="6.087cm">
          <chartooo:coordinate-region svg:x="1.761cm" svg:y="2.517cm" svg:width="11.627cm" svg:height="5.241cm"/>
          <chart:axis chart:dimension="x" chart:name="primary-x" chart:style-name="ch6" chartooo:axis-type="auto">
            <chartooo:date-scale/>
            <chart:categories table:cell-range-address="Hoja1.A2:Hoja1.A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2:Hoja1.B10" chart:label-cell-address="Hoja1.B1:Hoja1.B1" chart:class="chart:bar">
            <chart:data-point chart:repeated="9"/>
          </chart:series>
          <chart:series chart:style-name="ch10" chart:values-cell-range-address="Hoja1.E2:Hoja1.E10" chart:label-cell-address="Hoja1.E1:Hoja1.E1" chart:class="chart:bar">
            <chart:data-point chart:repeated="9"/>
          </chart:series>
          <chart:series chart:style-name="ch11" chart:values-cell-range-address="Hoja1.H2:Hoja1.H10" chart:label-cell-address="Hoja1.H1:Hoja1.H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inos</text:p>
                <draw:g>
                  <svg:desc>Hoja1.B1:Hoja1.B1</svg:desc>
                </draw:g>
              </table:table-cell>
              <table:table-cell office:value-type="string">
                <text:p>Bilineal</text:p>
                <draw:g>
                  <svg:desc>Hoja1.E1:Hoja1.E1</svg:desc>
                </draw:g>
              </table:table-cell>
              <table:table-cell office:value-type="string">
                <text:p>Splines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2:Hoja1.A10</svg:desc>
                </draw:g>
              </table:table-cell>
              <table:table-cell office:value-type="float" office:value="672.243">
                <text:p>672.243</text:p>
                <draw:g>
                  <svg:desc>Hoja1.B2:Hoja1.B10</svg:desc>
                </draw:g>
              </table:table-cell>
              <table:table-cell office:value-type="float" office:value="469.34">
                <text:p>469.34</text:p>
                <draw:g>
                  <svg:desc>Hoja1.E2:Hoja1.E10</svg:desc>
                </draw:g>
              </table:table-cell>
              <table:table-cell office:value-type="float" office:value="476.47">
                <text:p>476.47</text:p>
                <draw:g>
                  <svg:desc>Hoja1.H2:Hoja1.H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09.74">
                <text:p>1209.74</text:p>
              </table:table-cell>
              <table:table-cell office:value-type="float" office:value="721.152">
                <text:p>721.152</text:p>
              </table:table-cell>
              <table:table-cell office:value-type="float" office:value="709.03">
                <text:p>709.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55.282">
                <text:p>855.282</text:p>
              </table:table-cell>
              <table:table-cell office:value-type="float" office:value="576.388">
                <text:p>576.388</text:p>
              </table:table-cell>
              <table:table-cell office:value-type="float" office:value="589.715">
                <text:p>589.7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2.9">
                <text:p>252.9</text:p>
              </table:table-cell>
              <table:table-cell office:value-type="float" office:value="149.151">
                <text:p>149.151</text:p>
              </table:table-cell>
              <table:table-cell office:value-type="float" office:value="152.073">
                <text:p>152.07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27.5">
                <text:p>227.5</text:p>
              </table:table-cell>
              <table:table-cell office:value-type="float" office:value="87.3417">
                <text:p>87.3417</text:p>
              </table:table-cell>
              <table:table-cell office:value-type="float" office:value="87.0379">
                <text:p>87.037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6.624">
                <text:p>206.624</text:p>
              </table:table-cell>
              <table:table-cell office:value-type="float" office:value="120.1">
                <text:p>120.1</text:p>
              </table:table-cell>
              <table:table-cell office:value-type="float" office:value="120.291">
                <text:p>120.29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47.914">
                <text:p>247.914</text:p>
              </table:table-cell>
              <table:table-cell office:value-type="float" office:value="135.518">
                <text:p>135.518</text:p>
              </table:table-cell>
              <table:table-cell office:value-type="float" office:value="136.549">
                <text:p>136.54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46.246">
                <text:p>446.246</text:p>
              </table:table-cell>
              <table:table-cell office:value-type="float" office:value="274.114">
                <text:p>274.114</text:p>
              </table:table-cell>
              <table:table-cell office:value-type="float" office:value="279.278">
                <text:p>279.27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36.126">
                <text:p>436.126</text:p>
              </table:table-cell>
              <table:table-cell office:value-type="float" office:value="262.842">
                <text:p>262.842</text:p>
              </table:table-cell>
              <table:table-cell office:value-type="float" office:value="267.959">
                <text:p>267.9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9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7.307cm" svg:y="0.316cm" chart:style-name="ch2">
          <text:p>PSNR</text:p>
        </chart:title>
        <chart:subtitle svg:x="7.466cm" svg:y="1.275cm" chart:style-name="ch3">
          <text:p>K = 6</text:p>
        </chart:subtitle>
        <chart:legend chart:legend-position="end" svg:x="14.026cm" svg:y="3.706cm" style:legend-expansion="high" chart:style-name="ch4"/>
        <chart:plot-area chart:style-name="ch5" table:cell-range-address="Hoja1.A2:Hoja1.A10 Hoja1.C1:Hoja1.C10 Hoja1.F1:Hoja1.F10 Hoja1.I1:Hoja1.I10" chart:data-source-has-labels="both" svg:x="0.769cm" svg:y="2.318cm" svg:width="12.619cm" svg:height="6.088cm">
          <chartooo:coordinate-region svg:x="1.39cm" svg:y="2.517cm" svg:width="11.998cm" svg:height="5.242cm"/>
          <chart:axis chart:dimension="x" chart:name="primary-x" chart:style-name="ch6" chartooo:axis-type="auto">
            <chartooo:date-scale/>
            <chart:categories table:cell-range-address="Hoja1.A2:Hoja1.A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C2:Hoja1.C10" chart:label-cell-address="Hoja1.C1:Hoja1.C1" chart:class="chart:bar">
            <chart:data-point chart:repeated="9"/>
          </chart:series>
          <chart:series chart:style-name="ch10" chart:values-cell-range-address="Hoja1.F2:Hoja1.F10" chart:label-cell-address="Hoja1.F1:Hoja1.F1" chart:class="chart:bar">
            <chart:data-point chart:repeated="9"/>
          </chart:series>
          <chart:series chart:style-name="ch11" chart:values-cell-range-address="Hoja1.I2:Hoja1.I10" chart:label-cell-address="Hoja1.I1:Hoja1.I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inos</text:p>
                <draw:g>
                  <svg:desc>Hoja1.C1:Hoja1.C1</svg:desc>
                </draw:g>
              </table:table-cell>
              <table:table-cell office:value-type="string">
                <text:p>Bilineal</text:p>
                <draw:g>
                  <svg:desc>Hoja1.F1:Hoja1.F1</svg:desc>
                </draw:g>
              </table:table-cell>
              <table:table-cell office:value-type="string">
                <text:p>Splines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2:Hoja1.A10</svg:desc>
                </draw:g>
              </table:table-cell>
              <table:table-cell office:value-type="float" office:value="19.8555">
                <text:p>19.8555</text:p>
                <draw:g>
                  <svg:desc>Hoja1.C2:Hoja1.C10</svg:desc>
                </draw:g>
              </table:table-cell>
              <table:table-cell office:value-type="float" office:value="21.4159">
                <text:p>21.4159</text:p>
                <draw:g>
                  <svg:desc>Hoja1.F2:Hoja1.F10</svg:desc>
                </draw:g>
              </table:table-cell>
              <table:table-cell office:value-type="float" office:value="21.3504">
                <text:p>21.3504</text:p>
                <draw:g>
                  <svg:desc>Hoja1.I2:Hoja1.I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.3039">
                <text:p>17.3039</text:p>
              </table:table-cell>
              <table:table-cell office:value-type="float" office:value="19.5505">
                <text:p>19.5505</text:p>
              </table:table-cell>
              <table:table-cell office:value-type="float" office:value="19.6242">
                <text:p>19.624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.8097">
                <text:p>18.8097</text:p>
              </table:table-cell>
              <table:table-cell office:value-type="float" office:value="20.5237">
                <text:p>20.5237</text:p>
              </table:table-cell>
              <table:table-cell office:value-type="float" office:value="20.4244">
                <text:p>20.42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.1013">
                <text:p>24.1013</text:p>
              </table:table-cell>
              <table:table-cell office:value-type="float" office:value="26.3946">
                <text:p>26.3946</text:p>
              </table:table-cell>
              <table:table-cell office:value-type="float" office:value="26.3103">
                <text:p>26.310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4.561">
                <text:p>24.561</text:p>
              </table:table-cell>
              <table:table-cell office:value-type="float" office:value="28.7186">
                <text:p>28.7186</text:p>
              </table:table-cell>
              <table:table-cell office:value-type="float" office:value="28.7337">
                <text:p>28.733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.979">
                <text:p>24.979</text:p>
              </table:table-cell>
              <table:table-cell office:value-type="float" office:value="27.3354">
                <text:p>27.3354</text:p>
              </table:table-cell>
              <table:table-cell office:value-type="float" office:value="27.3285">
                <text:p>27.32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4.1878">
                <text:p>24.1878</text:p>
              </table:table-cell>
              <table:table-cell office:value-type="float" office:value="26.8108">
                <text:p>26.8108</text:p>
              </table:table-cell>
              <table:table-cell office:value-type="float" office:value="26.7779">
                <text:p>26.777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.6351">
                <text:p>21.6351</text:p>
              </table:table-cell>
              <table:table-cell office:value-type="float" office:value="23.7515">
                <text:p>23.7515</text:p>
              </table:table-cell>
              <table:table-cell office:value-type="float" office:value="23.6704">
                <text:p>23.670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1.7347">
                <text:p>21.7347</text:p>
              </table:table-cell>
              <table:table-cell office:value-type="float" office:value="23.9339">
                <text:p>23.9339</text:p>
              </table:table-cell>
              <table:table-cell office:value-type="float" office:value="23.8501">
                <text:p>23.85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9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6.143cm" svg:y="0.316cm" chart:style-name="ch2">
          <text:p>Tiempo (512x512)</text:p>
        </chart:title>
        <chart:subtitle svg:x="7.466cm" svg:y="1.275cm" chart:style-name="ch3">
          <text:p>K = 6</text:p>
        </chart:subtitle>
        <chart:legend chart:legend-position="end" svg:x="14.026cm" svg:y="3.706cm" style:legend-expansion="high" chart:style-name="ch4"/>
        <chart:plot-area chart:style-name="ch5" table:cell-range-address="Hoja1.A2:Hoja1.A10 Hoja1.D1:Hoja1.D10 Hoja1.G1:Hoja1.G10 Hoja1.J1:Hoja1.J10" chart:data-source-has-labels="both" svg:x="0.769cm" svg:y="2.318cm" svg:width="12.619cm" svg:height="6.088cm">
          <chartooo:coordinate-region svg:x="1.39cm" svg:y="2.517cm" svg:width="11.998cm" svg:height="5.242cm"/>
          <chart:axis chart:dimension="x" chart:name="primary-x" chart:style-name="ch6" chartooo:axis-type="auto">
            <chartooo:date-scale/>
            <chart:categories table:cell-range-address="Hoja1.A2:Hoja1.A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D2:Hoja1.D10" chart:label-cell-address="Hoja1.D1:Hoja1.D1" chart:class="chart:bar">
            <chart:data-point chart:repeated="9"/>
          </chart:series>
          <chart:series chart:style-name="ch10" chart:values-cell-range-address="Hoja1.G2:Hoja1.G10" chart:label-cell-address="Hoja1.G1:Hoja1.G1" chart:class="chart:bar">
            <chart:data-point chart:repeated="9"/>
          </chart:series>
          <chart:series chart:style-name="ch11" chart:values-cell-range-address="Hoja1.J2:Hoja1.J10" chart:label-cell-address="Hoja1.J1:Hoja1.J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inos</text:p>
                <draw:g>
                  <svg:desc>Hoja1.D1:Hoja1.D1</svg:desc>
                </draw:g>
              </table:table-cell>
              <table:table-cell office:value-type="string">
                <text:p>Bilineal</text:p>
                <draw:g>
                  <svg:desc>Hoja1.G1:Hoja1.G1</svg:desc>
                </draw:g>
              </table:table-cell>
              <table:table-cell office:value-type="string">
                <text:p>Splines</text:p>
                <draw:g>
                  <svg:desc>Hoja1.J1:Hoja1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2:Hoja1.A10</svg:desc>
                </draw:g>
              </table:table-cell>
              <table:table-cell office:value-type="float" office:value="4.124">
                <text:p>4.124</text:p>
                <draw:g>
                  <svg:desc>Hoja1.D2:Hoja1.D10</svg:desc>
                </draw:g>
              </table:table-cell>
              <table:table-cell office:value-type="float" office:value="9.497">
                <text:p>9.497</text:p>
                <draw:g>
                  <svg:desc>Hoja1.G2:Hoja1.G10</svg:desc>
                </draw:g>
              </table:table-cell>
              <table:table-cell office:value-type="float" office:value="19.892">
                <text:p>19.892</text:p>
                <draw:g>
                  <svg:desc>Hoja1.J2:Hoja1.J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141">
                <text:p>4.141</text:p>
              </table:table-cell>
              <table:table-cell office:value-type="float" office:value="9.518">
                <text:p>9.518</text:p>
              </table:table-cell>
              <table:table-cell office:value-type="float" office:value="19.752">
                <text:p>19.75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.142">
                <text:p>4.142</text:p>
              </table:table-cell>
              <table:table-cell office:value-type="float" office:value="9.563">
                <text:p>9.563</text:p>
              </table:table-cell>
              <table:table-cell office:value-type="float" office:value="20.055">
                <text:p>20.05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116">
                <text:p>4.116</text:p>
              </table:table-cell>
              <table:table-cell office:value-type="float" office:value="9.518">
                <text:p>9.518</text:p>
              </table:table-cell>
              <table:table-cell office:value-type="float" office:value="20.163">
                <text:p>20.16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13">
                <text:p>4.13</text:p>
              </table:table-cell>
              <table:table-cell office:value-type="float" office:value="9.358">
                <text:p>9.358</text:p>
              </table:table-cell>
              <table:table-cell office:value-type="float" office:value="19.711">
                <text:p>19.71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128">
                <text:p>4.128</text:p>
              </table:table-cell>
              <table:table-cell office:value-type="float" office:value="9.474">
                <text:p>9.474</text:p>
              </table:table-cell>
              <table:table-cell office:value-type="float" office:value="19.695">
                <text:p>19.69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128">
                <text:p>4.128</text:p>
              </table:table-cell>
              <table:table-cell office:value-type="float" office:value="9.507">
                <text:p>9.507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203">
                <text:p>4.203</text:p>
              </table:table-cell>
              <table:table-cell office:value-type="float" office:value="9.494">
                <text:p>9.494</text:p>
              </table:table-cell>
              <table:table-cell office:value-type="float" office:value="20.141">
                <text:p>20.14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.212">
                <text:p>4.212</text:p>
              </table:table-cell>
              <table:table-cell office:value-type="float" office:value="9.545">
                <text:p>9.545</text:p>
              </table:table-cell>
              <table:table-cell office:value-type="float" office:value="19.857">
                <text:p>19.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